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fo:break-before="page"/>
      <style:text-properties style:text-underline-style="none"/>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lien TOURBOT – 800 words.</text:p>
      <text:p text:style-name="P1"/>
      <text:p text:style-name="P1"><text:tab/>At the beginning we were interested by two subjects. We had to choose between Star Wars and the Crunch : the rivalry between England and France. We voted and chose the Crunch. The group thought that this subject would more interest people than Star Wars, and also that we could do more interactive activities about the rivalry.</text:p>
      <text:p text:style-name="P1"/>
      <text:p text:style-name="P1"><text:tab/>Then we decided that it would be a good idea if I was the project leader because of my last year experience in expolangues. The harder part of my job was most probably to motivate my team mates in order to respect the deadlines we set.</text:p>
      <text:p text:style-name="P1">First, we had to find activities for our expolangues. I will develop it in a following paragraph.</text:p>
      <text:p text:style-name="P1">We didn't have problem to share the different activities between the team members. We decided that the ones who weren't responsible for anything will deal with the decoration of the room we chose. Then everyone who were responsible for an activity had to make research about their subject, and when they finished it we set the deadlines and the orders we will make the different activities.</text:p>
      <text:p text:style-name="P1">To be honest, the organization of our expolangues went well. We just sometimes have some motivation issues.</text:p>
      <text:p text:style-name="P1"/>
      <text:p text:style-name="P1"><text:tab/>First, we chose to make five interactive activities in addition to a video which was projected on a wall, <text:s/>the music and the food. And to be sure they were people at our expo, we put posters telling what and were was our expo in the school.</text:p>
      <text:p text:style-name="P1">The video was a compilation of the different sports meetings between France and England, and particularly in football and rugby. It was done to add dynamism to the atmosphere. We also cooked english and french food.</text:p>
      <text:p text:style-name="P1">The music was part of famous english en french bands.</text:p>
      <text:p text:style-name="P1"/>
      <text:p text:style-name="P1"><text:tab/>- <text:span text:style-name="T2">The monument breaker</text:span> (coconut shy)</text:p>
      <text:p text:style-name="P1">We made two famous monument with cardboard paste on cans : the Eiffel tower and Big Ben. The <text:s/>purpose was to shoot them down with a ball. If people wanted, the responsible of that activity could give them details about their history, and there were posters which dealt with that. </text:p>
      <text:p text:style-name="P1">We thought that could be a funny way for people to discover a little bit more those two famous structures ; and by letting them choose which one they want to destroy, to highlight the rivalry side.</text:p>
      <text:p text:style-name="P1"/>
      <text:p text:style-name="P1"><text:tab/>- <text:span text:style-name="T2">The darts game</text:span></text:p>
      <text:p text:style-name="P1">At the very end, we decided to add an other activity to our expolangues : a darts game. We drew the french president N.Sarkozy and the english Queen on two big pieces of cardboard. The aim was to shoot them with the darts. There was also explicative posters dealing with the V<text:span text:style-name="T1">th</text:span> french republic and the history of the english royal family. As for the monument breaker, we would like to make people learn a part of the politic life of those two countries, and to highlight the rivalry side again.</text:p>
      <text:p text:style-name="P1">The public we had had well reacted to those two first games because they were easy to understand and funny. But on the other side, they didn't care enough about the history of the monuments and the politic. </text:p>
      <text:p text:style-name="P1">So I suppose that the activities were not well thought.</text:p>
      <text:p text:style-name="P1"/>
      <text:p text:style-name="P1"><text:tab/>- <text:span text:style-name="T2">The quiz</text:span></text:p>
      <text:p text:style-name="P2">In order to reinforce the instructive side, we had the idea to make a quiz which dealt with general things or events in France and England.</text:p>
      <text:p text:style-name="P2">Just a few visitors tried this activity because they thought it was not funny enough.</text:p>
      <text:p text:style-name="P4"><text:tab/>- <text:span text:style-name="T2">The Pro Evolution Soccer stall</text:span> (football video game)</text:p>
      <text:p text:style-name="P2">We put a PlayStation stall in a side of our room. The aim was only to give fun to the visitors who wanted, by playing short football matches. This stall was always full, so I guess that people enjoyed it.</text:p>
      <text:p text:style-name="P2"/>
      <text:p text:style-name="P2"><text:tab/>- <text:span text:style-name="T2">The English guard</text:span></text:p>
      <text:p text:style-name="P2">In order to add some fun to our expo, we had the idea to play the role of an english guard. We made the costume by our own hands, and seeing the reaction of the visitors I think it was really a great idea. There were many of them who wanted to make a photo with him.</text:p>
      <text:p text:style-name="P2"/>
      <text:p text:style-name="P2"/>
      <text:p text:style-name="P2"><text:tab/>To conclude about the success of our expo, I think it was fine but not as well as we hoped. Maybe the room we were (B007) was a factor, but in my own opinion it's because we didn't really made a good atmosphere.</text:p>
      <text:p text:style-name="P2"/>
      <text:p text:style-name="P1"><text:span text:style-name="T3"><text:tab/>I'd like to conclude with my personal opinion about the expolangues. In general, I think it was a little to long. I had issues to stay motivated </text:span>throughout <text:span text:style-name="T3">the project. Moreover as a project leader it was sometimes boring to repeat again and again what to do to my team mates. On the other side, I think it's a good experience to improve my managerial skills, and I had fun t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lien Tourbot</meta:initial-creator>
    <meta:creation-date>2011-05-15T16:03:27.02</meta:creation-date>
    <dc:date>2011-05-15T21:26:45.44</dc:date>
    <dc:creator>Julien Tourbot</dc:creator>
    <meta:editing-duration>PT05H03M03S</meta:editing-duration>
    <meta:editing-cycles>53</meta:editing-cycles>
    <meta:generator>OpenOffice.org/3.1$Win32 OpenOffice.org_project/310m11$Build-9399</meta:generator>
    <meta:document-statistic meta:table-count="0" meta:image-count="0" meta:object-count="0" meta:page-count="2" meta:paragraph-count="25" meta:word-count="805" meta:character-count="4353"/>
  </office:meta>
</office:document-meta>
</file>